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b772" officeooo:paragraph-rsid="001fb772"/>
    </style:style>
    <style:style style:name="P2" style:family="paragraph" style:parent-style-name="Standard">
      <style:text-properties officeooo:rsid="0021faee" officeooo:paragraph-rsid="0021fa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ect concat(B.nameGiven,' ',B.nameLast), C.HighestSalary <text:s/>from</text:p>
      <text:p text:style-name="P1">(select A.playerID,(SUM(A.salary)) HIghestSalary from Salaries A group by A.playerID) C</text:p>
      <text:p text:style-name="P1">inner join Master B on B.playerID = C.PlayerID </text:p>
      <text:p text:style-name="P1">order by C.HighestSalary desc limit 1;</text:p>
      <text:p text:style-name="P1"/>
      <text:p text:style-name="P2">select avg(HR) as BattingHR from Batting</text:p>
      <text:p text:style-name="P2"/>
      <text:p text:style-name="P2">select avg(HR) as BattingHR from Batting where HR&gt;=1;</text:p>
      <text:p text:style-name="P2"/>
      <text:p text:style-name="P2">select count( distinct playerID) from Pitching where playerID in (select avg(HR) from Pitching group by playerID)&gt; (select avg(HR) from Pitching) and</text:p>
      <text:p text:style-name="P2">SHO&gt; (select avg(SHO) from Pitching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9:44:04.921887880</meta:creation-date>
    <dc:date>2019-02-06T21:05:05.635731793</dc:date>
    <meta:editing-duration>PT1H21M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69" meta:character-count="515" meta:non-whitespace-character-count="452"/>
  </office:meta>
</office:document-meta>
</file>